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1000000E1710D9A9C86F7C1D7.jpg" manifest:media-type="image/jpe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817cm" fo:min-width="2.492cm"/>
    </style:style>
    <style:style style:name="gr2" style:family="graphic" style:parent-style-name="standard">
      <style:graphic-properties draw:textarea-horizontal-align="justify" draw:textarea-vertical-align="middle" draw:auto-grow-height="false" fo:min-height="2.677cm" fo:min-width="3.775cm"/>
    </style:style>
    <style:style style:name="gr3" style:family="graphic" style:parent-style-name="standard">
      <style:graphic-properties draw:textarea-horizontal-align="justify" draw:textarea-vertical-align="middle" draw:auto-grow-height="false" fo:min-height="1.783cm" fo:min-width="2.4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2cm"/>
    </style:style>
    <style:style style:name="gr6" style:family="graphic" style:parent-style-name="standard">
      <style:graphic-properties draw:textarea-horizontal-align="justify" draw:textarea-vertical-align="middle" draw:auto-grow-height="false" fo:min-height="0.573cm" fo:min-width="1.7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571cm" fo:min-width="1.76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603cm"/>
    </style:style>
    <style:style style:name="gr11" style:family="graphic" style:parent-style-name="standard">
      <style:graphic-properties draw:textarea-horizontal-align="justify" draw:textarea-vertical-align="middle" draw:auto-grow-height="false" fo:min-height="1.476cm" fo:min-width="2.401cm" fo:wrap-option="wrap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353cm" fo:min-width="3.432cm"/>
    </style:style>
    <style:style style:name="gr14" style:family="graphic" style:parent-style-name="standard">
      <style:graphic-properties draw:textarea-horizontal-align="justify" draw:textarea-vertical-align="middle" draw:auto-grow-height="false" fo:min-height="1.821cm" fo:min-width="2.161cm"/>
    </style:style>
    <style:style style:name="gr15" style:family="graphic" style:parent-style-name="standard">
      <style:graphic-properties draw:textarea-horizontal-align="justify" draw:textarea-vertical-align="middle" draw:auto-grow-height="false" fo:min-height="2.351cm" fo:min-width="3.263cm"/>
    </style:style>
    <style:style style:name="gr1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18" style:family="graphic" style:parent-style-name="standard">
      <style:graphic-properties draw:textarea-horizontal-align="justify" draw:textarea-vertical-align="middle" draw:auto-grow-height="false" fo:min-height="1.73cm" fo:min-width="2.75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1" style:family="graphic" style:parent-style-name="standard">
      <style:graphic-properties draw:stroke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3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co1" style:family="table-column">
      <style:table-column-properties style:column-width="1.139cm" style:use-optimal-column-width="false"/>
    </style:style>
    <style:style style:name="co2" style:family="table-column">
      <style:table-column-properties style:column-width="1.134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xml:id="id1" draw:id="id1" draw:layer="layout" svg:width="2.992cm" svg:height="4.067cm" svg:x="7.951cm" svg:y="13.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275cm" svg:height="2.927cm" svg:x="6.412cm" svg:y="4.309cm">
          <text:p text:style-name="P2">Información de </text:p>
          <text:p text:style-name="P2">CV’s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2.906cm" svg:height="2.033cm" svg:x="0.086cm" svg:y="15.21cm">
          <text:p text:style-name="P2">Información </text:p>
          <text:p text:style-name="P2">Entrevistas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36cm" svg:height="1.152cm" svg:x="6.327cm" svg:y="3.495cm">
          <draw:text-box>
            <text:p>Ya existe</text:p>
          </draw:text-box>
        </draw:frame>
        <draw:frame draw:style-name="gr5" draw:text-style-name="P3" draw:layer="layout" svg:width="4.36cm" svg:height="2.002cm" svg:x="0cm" svg:y="13.42cm">
          <draw:text-box>
            <text:p>A Incorporar</text:p>
          </draw:text-box>
        </draw:frame>
        <draw:frame draw:style-name="standard" xml:id="id7" draw:id="id7" draw:layer="layout" svg:width="3.411cm" svg:height="4.337cm" svg:x="3.427cm" svg:y="14.6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p1</text:p>
              </table:table-cell>
              <table:table-cell>
                <text:p>p2</text:p>
              </table:table-cell>
              <table:table-cell>
                <text:p>p3</text:p>
              </table:table-cell>
            </table:table-row>
            <table:table-row table:style-name="ro1" table:default-cell-style-name="gray2">
              <table:table-cell>
                <text:p>p4</text:p>
              </table:table-cell>
              <table:table-cell>
                <text:p>p5</text:p>
              </table:table-cell>
              <table:table-cell>
                <text:p>C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6" draw:text-style-name="P2" draw:layer="layout" svg:width="2.265cm" svg:height="0.823cm" svg:x="8.336cm" svg:y="14.262cm">
          <text:p text:style-name="P2">Archivo1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42cm" svg:height="2.003cm" svg:x="3.419cm" svg:y="13.745cm">
          <draw:text-box>
            <text:p>Encuesta</text:p>
          </draw:text-box>
        </draw:frame>
        <draw:frame draw:style-name="gr8" draw:text-style-name="P3" draw:layer="layout" svg:width="5.751cm" svg:height="0.962cm" svg:x="3.6cm" svg:y="0.4cm">
          <draw:text-box>
            <text:p>Producto de Datos</text:p>
          </draw:text-box>
        </draw:frame>
        <draw:custom-shape draw:style-name="gr9" draw:text-style-name="P2" draw:layer="layout" svg:width="2.265cm" svg:height="0.821cm" svg:x="8.336cm" svg:y="15.163cm">
          <text:p text:style-name="P2">Archivo2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642cm" svg:height="2.853cm" svg:x="8.976cm" svg:y="16.101cm">
          <draw:text-box>
            <text:p>.</text:p>
            <text:p>.</text:p>
            <text:p>.</text:p>
          </draw:text-box>
        </draw:frame>
        <draw:custom-shape draw:style-name="gr6" draw:text-style-name="P2" draw:layer="layout" svg:width="2.265cm" svg:height="0.823cm" svg:x="8.336cm" svg:y="17.039cm">
          <text:p text:style-name="P2">Archivo 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" draw:id="id2" draw:layer="layout" svg:width="4.101cm" svg:height="2.44cm" svg:x="0.6cm" svg:y="7.4cm">
          <text:p text:style-name="P2">Data La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9.447cm" svg:y1="13.99cm" svg:x2="2.651cm" svg:y2="9.84cm" draw:start-shape="id1" draw:start-glue-point="0" draw:end-shape="id2" draw:end-glue-point="8" svg:d="M9447 13990v-2075h-6796v-2075" svg:viewBox="0 0 6797 4151">
          <text:p/>
        </draw:connector>
        <draw:connector draw:style-name="gr12" draw:text-style-name="P2" draw:layer="layout" svg:x1="4.701cm" svg:y1="8.62cm" svg:x2="6.412cm" svg:y2="5.772cm" draw:start-shape="id2" draw:start-glue-point="10" draw:end-shape="id3" draw:end-glue-point="3" svg:d="M4701 8620h855v-2848h856" svg:viewBox="0 0 1712 2849">
          <text:p/>
        </draw:connector>
        <draw:custom-shape draw:style-name="gr13" draw:text-style-name="P2" xml:id="id4" draw:id="id4" draw:layer="layout" svg:width="3.932cm" svg:height="2.603cm" svg:x="10.002cm" svg:y="8.051cm">
          <text:p text:style-name="P2">Base analítica </text:p>
          <text:p text:style-name="P2">cvs+entrevistas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10.687cm" svg:y1="5.772cm" svg:x2="11.968cm" svg:y2="8.051cm" draw:start-shape="id3" draw:start-glue-point="1" draw:end-shape="id4" draw:end-glue-point="0" svg:d="M10687 5772h1281v2279" svg:viewBox="0 0 1282 2280">
          <text:p/>
        </draw:connector>
        <draw:connector draw:style-name="gr12" draw:text-style-name="P2" draw:layer="layout" svg:x1="10.943cm" svg:y1="16.023cm" svg:x2="11.968cm" svg:y2="10.654cm" draw:start-shape="id1" draw:start-glue-point="1" draw:end-shape="id4" draw:end-glue-point="2" svg:d="M10943 16023h1025v-5369" svg:viewBox="0 0 1026 5370">
          <text:p/>
        </draw:connector>
        <draw:custom-shape draw:style-name="gr14" draw:text-style-name="P2" xml:id="id5" draw:id="id5" draw:layer="layout" svg:width="3.761cm" svg:height="2.927cm" svg:x="15.132cm" svg:y="2.6cm">
          <text:p text:style-name="P2">ML/Scoring</text:p>
          <text:p text:style-name="P2">entrenamien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13.934cm" svg:y1="9.352cm" svg:x2="15.132cm" svg:y2="4.064cm" draw:start-shape="id4" draw:start-glue-point="1" draw:end-shape="id5" draw:end-glue-point="6" svg:d="M13934 9352h711v-2563h-132v-2725h619" svg:viewBox="0 0 1199 5289">
          <text:p/>
        </draw:connector>
        <draw:connector draw:style-name="gr12" draw:text-style-name="P2" draw:layer="layout" svg:x1="2.992cm" svg:y1="16.226cm" svg:x2="3.427cm" svg:y2="16.807cm" draw:start-shape="id6" draw:start-glue-point="1" draw:end-shape="id7" draw:end-glue-point="3" svg:d="M2992 16226h266v581h169" svg:viewBox="0 0 436 582">
          <text:p/>
        </draw:connector>
        <draw:connector draw:style-name="gr12" draw:text-style-name="P2" draw:layer="layout" svg:x1="6.838cm" svg:y1="16.807cm" svg:x2="7.951cm" svg:y2="16.023cm" draw:start-shape="id7" draw:start-glue-point="1" draw:end-shape="id1" draw:end-glue-point="3" svg:d="M6838 16807h557v-784h556" svg:viewBox="0 0 1114 785">
          <text:p/>
        </draw:connector>
        <draw:custom-shape draw:style-name="gr15" draw:text-style-name="P2" xml:id="id8" draw:id="id8" draw:layer="layout" svg:width="3.763cm" svg:height="2.601cm" svg:x="15.473cm" svg:y="7.534cm">
          <text:p text:style-name="P2">Aplicativo del</text:p>
          <text:p text:style-name="P2">banco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17.013cm" svg:y1="5.527cm" svg:x2="17.354cm" svg:y2="7.534cm" draw:start-shape="id5" draw:start-glue-point="8" draw:end-shape="id8" draw:end-glue-point="0" svg:d="M17013 5527v1003h341v1004" svg:viewBox="0 0 342 2008">
          <text:p/>
        </draw:connector>
        <draw:frame draw:style-name="gr16" draw:text-style-name="P2" xml:id="id9" draw:id="id9" draw:layer="layout" svg:width="5.088cm" svg:height="4.841cm" svg:x="15.087cm" svg:y="11.995cm">
          <draw:image xlink:href="Pictures/10000000000000E1000000E1710D9A9C86F7C1D7.jpg" xlink:type="simple" xlink:show="embed" xlink:actuate="onLoad">
            <text:p/>
          </draw:image>
        </draw:frame>
        <draw:connector draw:style-name="gr12" draw:text-style-name="P2" draw:layer="layout" svg:x1="17.354cm" svg:y1="10.135cm" svg:x2="17.631cm" svg:y2="11.995cm" draw:start-shape="id8" draw:start-glue-point="2" draw:end-shape="id9" draw:end-glue-point="0" svg:d="M17354 10135v930h277v930" svg:viewBox="0 0 278 1861">
          <text:p/>
        </draw:connector>
        <draw:frame draw:style-name="gr7" draw:text-style-name="P3" draw:layer="layout" svg:width="3.419cm" svg:height="2.003cm" svg:x="18.04cm" svg:y="10.817cm">
          <draw:text-box>
            <text:p>Scoring online</text:p>
          </draw:text-box>
        </draw:frame>
        <draw:custom-shape draw:style-name="gr17" draw:text-style-name="P2" xml:id="id10" draw:id="id10" draw:layer="layout" svg:width="6cm" svg:height="1.4cm" svg:x="15cm" svg:y="18.6cm">
          <text:p text:style-name="P2">Outputs=variables +</text:p>
          <text:p text:style-name="P2">scoring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17.631cm" svg:y1="16.836cm" svg:x2="18cm" svg:y2="18.6cm" draw:start-shape="id9" draw:start-glue-point="2" draw:end-shape="id10" svg:d="M17631 16836v882h369v882" svg:viewBox="0 0 370 1765">
          <text:p/>
        </draw:connector>
        <draw:connector draw:style-name="gr12" draw:text-style-name="P2" draw:layer="layout" draw:line-skew="0cm -5.299cm" svg:x1="21cm" svg:y1="19.3cm" svg:x2="2.651cm" svg:y2="7.4cm" draw:start-shape="id10" draw:start-glue-point="1" draw:end-shape="id2" draw:end-glue-point="4" svg:d="M21000 19300h501v-17700h-18850v5800" svg:viewBox="0 0 18851 17701">
          <text:p/>
        </draw:connector>
        <draw:custom-shape draw:style-name="gr18" draw:text-style-name="P2" xml:id="id11" draw:id="id11" draw:layer="layout" svg:width="4.6cm" svg:height="2.8cm" svg:x="22.4cm" svg:y="9cm">
          <text:p text:style-name="P2">DH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21cm" svg:y1="19.3cm" svg:x2="24.7cm" svg:y2="11.8cm" draw:start-shape="id10" draw:start-glue-point="1" draw:end-shape="id11" draw:end-glue-point="8" svg:d="M21000 19300h3700v-7500" svg:viewBox="0 0 3701 7501">
          <text:p/>
        </draw:connector>
        <draw:frame draw:style-name="gr19" draw:text-style-name="P3" xml:id="id14" draw:id="id14" draw:layer="layout" svg:width="4.8cm" svg:height="1.673cm" svg:x="22.2cm" svg:y="2.6cm">
          <draw:text-box>
            <text:p>Reportes de desempeño</text:p>
          </draw:text-box>
        </draw:frame>
        <draw:connector draw:style-name="gr12" draw:text-style-name="P2" xml:id="id12" draw:id="id12" draw:layer="layout" svg:x1="24.7cm" svg:y1="9cm" svg:x2="24.7cm" svg:y2="9cm" draw:start-shape="id11" draw:start-glue-point="4" draw:end-shape="id11" draw:end-glue-point="4" svg:d="M24700 9000z" svg:viewBox="0 0 1 1">
          <text:p/>
        </draw:connector>
        <dr3d:scene draw:style-name="gr20" xml:id="id13" draw:id="id13" svg:width="2.4cm" svg:height="2.6cm" svg:x="23.2cm" svg:y="5.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1" draw:layer="layout"/>
        </dr3d:scene>
        <draw:connector draw:style-name="gr12" draw:text-style-name="P2" draw:layer="layout" svg:x1="24.7cm" svg:y1="9cm" svg:x2="24.4cm" svg:y2="7.8cm" draw:start-shape="id12" draw:start-glue-point="0" draw:end-shape="id13" draw:end-glue-point="2" svg:d="M24700 9000v-600h-300v-600" svg:viewBox="0 0 301 1201">
          <text:p/>
        </draw:connector>
        <draw:connector draw:style-name="gr12" draw:text-style-name="P2" draw:layer="layout" svg:x1="24.4cm" svg:y1="5.2cm" svg:x2="24.6cm" svg:y2="4.273cm" draw:start-shape="id13" draw:start-glue-point="0" draw:end-shape="id14" draw:end-glue-point="2" svg:d="M24400 5200v-463h200v-464" svg:viewBox="0 0 201 928">
          <text:p/>
        </draw:connector>
        <draw:frame draw:style-name="gr22" draw:text-style-name="P3" draw:layer="layout" svg:width="3cm" svg:height="2.384cm" svg:x="23.4cm" svg:y="5.8cm">
          <draw:text-box>
            <text:p>Cubo info</text:p>
          </draw:text-box>
        </draw:frame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2:17:55.348280499</meta:creation-date>
    <dc:date>2017-09-09T15:01:37.249391424</dc:date>
    <meta:editing-duration>PT2H12M33S</meta:editing-duration>
    <meta:editing-cycles>13</meta:editing-cycles>
    <meta:generator>LibreOffice/5.1.6.2$Linux_X86_64 LibreOffice_project/10m0$Build-2</meta:generator>
    <meta:document-statistic meta:object-count="62"/>
  </office:meta>
</office:document-meta>
</file>